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6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7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8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9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2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1">def </text:span><text:span text:style-name="T2">overlaps</text:span><text:span text:style-name="T3">(ngram_span_window</text:span><text:span text:style-name="T4">, </text:span><text:span text:style-name="T3">recentest_match_end: </text:span><text:span text:style-name="T5">int</text:span><text:span text:style-name="T3">):</text:span></text:p>
            <text:p><text:span text:style-name="T6">    </text:span><text:span text:style-name="T7">"""</text:span></text:p>
            <text:p><text:span text:style-name="T8">    See if the current span window already has a matched NE ending in it.</text:span></text:p>
            <text:p><text:span text:style-name="T9">    </text:span><text:span text:style-name="T10">:param</text:span><text:span text:style-name="T11"> ngram_span_window: e.g.((0, 1), (2, 6), (7, 15), (16, 19))</text:span></text:p>
            <text:p><text:span text:style-name="T8">    Note that because we pad_right, later elements in the tuple might be None, e.g.:</text:span></text:p>
            <text:p><text:span text:style-name="T8">    ((98, 102), (102, 103), None, None)</text:span></text:p>
            <text:p><text:span text:style-name="T9">    </text:span><text:span text:style-name="T10">:param</text:span><text:span text:style-name="T11"> recentest_match_end:</text:span></text:p>
            <text:p><text:span text:style-name="T9">    </text:span><text:span text:style-name="T10">:return</text:span><text:span text:style-name="T11">: True if there would be an overlap</text:span></text:p>
            <text:p><text:span text:style-name="T8">    """</text:span></text:p>
            <text:p><text:span text:style-name="T9">    </text:span><text:span text:style-name="T12">ngrams </text:span><text:span text:style-name="T13">= [x </text:span><text:span text:style-name="T14">for </text:span><text:span text:style-name="T13">x </text:span><text:span text:style-name="T14">in </text:span><text:span text:style-name="T13">ngram_span_window </text:span><text:span text:style-name="T14">if </text:span><text:span text:style-name="T13">x </text:span><text:span text:style-name="T14">is not None</text:span><text:span text:style-name="T13">]</text:span></text:p>
            <text:p><text:span text:style-name="T6">    </text:span><text:span text:style-name="T4">return </text:span><text:span text:style-name="T3">ngram_span_window[-</text:span><text:span text:style-name="T15">1</text:span><text:span text:style-name="T3">][-</text:span><text:span text:style-name="T15">1</text:span><text:span text:style-name="T3">] &lt;= recentest_match_end</text:span></text:p>
          </table:table-cell>
        </table:table-row>
        <table:table-row table:style-name="ro7" table:number-rows-repeated="1048516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/00/0000</text:date>, <text:time style:data-style-name="N2" text:time-value="21:46:54.701208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23T23:04:54.632719286</dc:date>
    <meta:editing-duration>P3DT15H41M50S</meta:editing-duration>
    <meta:editing-cycles>51</meta:editing-cycles>
    <meta:document-statistic meta:table-count="2" meta:cell-count="183" meta:object-count="0"/>
  </office:meta>
</office:document-meta>
</file>